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294.15pt"/>
    </style:style>
    <style:style style:name="co3" style:family="table-column">
      <style:table-column-properties fo:break-before="auto" style:column-width="38.15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24.69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18.51pt"/>
    </style:style>
    <style:style style:name="co8" style:family="table-column">
      <style:table-column-properties fo:break-before="auto" style:column-width="35.49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0.84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29.31pt"/>
    </style:style>
    <style:style style:name="co15" style:family="table-column">
      <style:table-column-properties fo:break-before="auto" style:column-width="36.26pt"/>
    </style:style>
    <style:style style:name="co16" style:family="table-column">
      <style:table-column-properties fo:break-before="auto" style:column-width="40.9pt"/>
    </style:style>
    <style:style style:name="co17" style:family="table-column">
      <style:table-column-properties fo:break-before="auto" style:column-width="26.19pt"/>
    </style:style>
    <style:style style:name="co18" style:family="table-column">
      <style:table-column-properties fo:break-before="auto" style:column-width="34.7pt"/>
    </style:style>
    <style:style style:name="co19" style:family="table-column">
      <style:table-column-properties fo:break-before="auto" style:column-width="43.99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50.94pt"/>
    </style:style>
    <style:style style:name="co22" style:family="table-column">
      <style:table-column-properties fo:break-before="auto" style:column-width="33.9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32.8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rotation-angle="90"/>
      <style:text-properties fo:font-weight="bold" style:font-weight-asian="bold" style:font-weight-complex="600"/>
    </style:style>
    <style:style style:name="ce8" style:family="table-cell" style:parent-style-name="Default">
      <style:table-cell-properties fo:padding="2.01pt"/>
    </style:style>
    <style:style style:name="ce9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1.76pt solid #000000" fo:border-top="none"/>
    </style:style>
    <style:style style:name="ce11" style:family="table-cell" style:parent-style-name="Default">
      <style:table-cell-properties fo:border-bottom="none" fo:border-left="none" fo:border-right="1.76pt solid #000000" style:rotation-angle="9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padding="2.01pt" fo:border-right="1.76pt solid #000000" fo:border-top="none"/>
    </style:style>
    <style:style style:name="ce13" style:family="table-cell" style:parent-style-name="Default">
      <style:table-cell-properties fo:border-bottom="none" fo:border-left="none" fo:border-right="1.7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99pt solid #000000" style:rotation-angle="9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99pt solid #000000" fo:border-top="none"/>
    </style:style>
    <style:style style:name="ce20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928.12pt" svg:height="543.63pt" svg:x="49.92pt" svg:y="631.47pt">
            <draw:object draw:notify-on-update-of-ranges="Sheet1.B6:Sheet1.B34 Sheet1.I4:Sheet1.I4 Sheet1.I6:Sheet1.I34 Sheet1.L4:Sheet1.L4 Sheet1.L6:Sheet1.L34 Sheet1.O4:Sheet1.O4 Sheet1.O6:Sheet1.O34 Sheet1.R4:Sheet1.R4 Sheet1.R6:Sheet1.R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83.79pt" svg:height="474.86pt" svg:x="42.21pt" svg:y="1329.56pt">
            <draw:object draw:notify-on-update-of-ranges="Sheet1.O4:Sheet1.O4 Sheet1.O6:Sheet1.O60 Sheet1.X4:Sheet1.X4 Sheet1.X6:Sheet1.X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986.77pt" svg:height="603.92pt" svg:x="49.12pt" svg:y="1855.3pt">
            <draw:object draw:notify-on-update-of-ranges="Sheet1.O4:Sheet1.O4 Sheet1.O6:Sheet1.O34 Sheet1.AA4:Sheet1.AA4 Sheet1.AA6:Sheet1.AA3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column table:style-name="co5" table:default-cell-style-name="Default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14" table:default-cell-style-name="Default"/>
        <table:table-column table:style-name="co15" table:default-cell-style-name="Default"/>
        <table:table-column table:style-name="co16" table:default-cell-style-name="ce19"/>
        <table:table-column table:style-name="co17" table:default-cell-style-name="Default"/>
        <table:table-column table:style-name="co18" table:default-cell-style-name="Default"/>
        <table:table-column table:style-name="co19" table:default-cell-style-name="ce10"/>
        <table:table-column table:style-name="co17" table:default-cell-style-name="Default"/>
        <table:table-column table:style-name="co20" table:default-cell-style-name="Default"/>
        <table:table-column table:style-name="co21" table:default-cell-style-name="ce19"/>
        <table:table-column table:style-name="co17" table:default-cell-style-name="Default"/>
        <table:table-column table:style-name="co20" table:default-cell-style-name="Default"/>
        <table:table-column table:style-name="co21" table:default-cell-style-name="ce19"/>
        <table:table-column table:style-name="co17" table:default-cell-style-name="Default"/>
        <table:table-column table:style-name="co20" table:default-cell-style-name="Default"/>
        <table:table-column table:style-name="co22" table:default-cell-style-name="ce19"/>
        <table:table-column table:style-name="co17" table:default-cell-style-name="Default"/>
        <table:table-column table:style-name="co20" table:default-cell-style-name="Default"/>
        <table:table-column table:style-name="co22" table:default-cell-style-name="ce19"/>
        <table:table-column table:style-name="co17" table:default-cell-style-name="Default"/>
        <table:table-column table:style-name="co20" table:default-cell-style-name="Default"/>
        <table:table-column table:style-name="co22" table:default-cell-style-name="ce19"/>
        <table:table-column table:style-name="co17" table:default-cell-style-name="Default"/>
        <table:table-column table:style-name="co20" table:default-cell-style-name="Default"/>
        <table:table-column table:style-name="co22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4">
            <text:p>Input circuits</text:p>
          </table:table-cell>
          <table:covered-table-cell table:style-name="ce3"/>
          <table:covered-table-cell table:number-columns-repeated="5"/>
          <table:table-cell table:style-name="ce14" office:value-type="string" calcext:value-type="string" table:number-columns-spanned="14" table:number-rows-spanned="1">
            <text:p>Converted with AddParityTool: 50% protected, 1 extra latch protects 2 latche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7"/>
          <table:table-cell table:style-name="ce15" office:value-type="string" calcext:value-type="string" table:number-columns-spanned="14" table:number-rows-spanned="1">
            <text:p>Testcases generated randomly: 3 TCs, each has a length of 15 time-step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7"/>
          <table:table-cell table:style-name="ce16" table:number-columns-spanned="12" table:number-rows-spanned="1"/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number-columns-repeated="6" table:style-name="ce1"/>
          <table:covered-table-cell/>
          <table:table-cell table:style-name="ce17" office:value-type="string" calcext:value-type="string" table:number-columns-spanned="3" table:number-rows-spanned="1">
            <text:p>sim [mode 0]</text:p>
          </table:table-cell>
          <table:covered-table-cell table:style-name="ce1"/>
          <table:covered-table-cell table:style-name="ce17"/>
          <table:table-cell table:style-name="ce17" office:value-type="string" calcext:value-type="string" table:number-columns-spanned="3" table:number-rows-spanned="1">
            <text:p>sta [mode 0]</text:p>
          </table:table-cell>
          <table:covered-table-cell table:style-name="ce1"/>
          <table:covered-table-cell table:style-name="ce17"/>
          <table:table-cell table:style-name="ce17" office:value-type="string" calcext:value-type="string" table:number-columns-spanned="3" table:number-rows-spanned="1">
            <text:p>sta [mode 1]</text:p>
          </table:table-cell>
          <table:covered-table-cell table:style-name="ce1"/>
          <table:covered-table-cell table:style-name="ce17"/>
          <table:table-cell table:style-name="ce21" office:value-type="string" calcext:value-type="string" table:number-columns-spanned="3" table:number-rows-spanned="1">
            <text:p>stla [mode 0]</text:p>
          </table:table-cell>
          <table:covered-table-cell table:style-name="ce1"/>
          <table:covered-table-cell table:style-name="ce21"/>
          <table:table-cell table:style-name="ce17" office:value-type="string" calcext:value-type="string" table:number-columns-spanned="3" table:number-rows-spanned="1">
            <text:p>stla [mode 0] re-run</text:p>
          </table:table-cell>
          <table:covered-table-cell table:style-name="ce1"/>
          <table:covered-table-cell table:style-name="ce17"/>
          <table:table-cell table:style-name="ce17" office:value-type="string" calcext:value-type="string" table:number-columns-spanned="3" table:number-rows-spanned="1">
            <text:p>sta[1] no-err-sim</text:p>
          </table:table-cell>
          <table:covered-table-cell table:style-name="ce1"/>
          <table:covered-table-cell table:style-name="ce17"/>
          <table:table-cell table:style-name="ce17" office:value-type="string" calcext:value-type="string" table:number-columns-spanned="3" table:number-rows-spanned="1">
            <text:p>sta[1] F-opt</text:p>
          </table:table-cell>
          <table:covered-table-cell table:style-name="ce1"/>
          <table:covered-table-cell table:style-name="ce17"/>
          <table:table-cell table:style-name="ce17" table:number-columns-spanned="3" table:number-rows-spanned="1"/>
          <table:covered-table-cell table:style-name="ce1"/>
          <table:covered-table-cell table:style-name="ce17"/>
          <table:table-cell table:style-name="ce17" table:number-columns-spanned="3" table:number-rows-spanned="1"/>
          <table:covered-table-cell table:style-name="ce1"/>
          <table:covered-table-cell table:style-name="ce17"/>
          <table:table-cell table:style-name="ce17" table:number-columns-spanned="3" table:number-rows-spanned="1"/>
          <table:covered-table-cell table:style-name="ce1"/>
          <table:covered-table-cell table:style-name="ce17"/>
        </table:table-row>
        <table:table-row table:style-name="ro2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File-name</text:p>
          </table:table-cell>
          <table:table-cell table:style-name="ce7" office:value-type="string" calcext:value-type="string">
            <text:p>variables</text:p>
          </table:table-cell>
          <table:table-cell table:style-name="ce9" office:value-type="string" calcext:value-type="string">
            <text:p>inputs</text:p>
          </table:table-cell>
          <table:table-cell table:style-name="ce9" office:value-type="string" calcext:value-type="string">
            <text:p>latches</text:p>
          </table:table-cell>
          <table:table-cell table:style-name="ce9" office:value-type="string" calcext:value-type="string">
            <text:p>err_latches</text:p>
          </table:table-cell>
          <table:table-cell table:style-name="ce9" office:value-type="string" calcext:value-type="string">
            <text:p>outputs</text:p>
          </table:table-cell>
          <table:table-cell table:style-name="ce11" office:value-type="string" calcext:value-type="string">
            <text:p>AND gates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8" office:value-type="string" calcext:value-type="string">
            <text:p>vuln. Found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8" office:value-type="string" calcext:value-type="string">
            <text:p>vuln. Found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8" office:value-type="string" calcext:value-type="string">
            <text:p>vuln. Found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1" office:value-type="string" calcext:value-type="string">
            <text:p>vuln. Found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8" office:value-type="string" calcext:value-type="string">
            <text:p>vuln. Found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8" office:value-type="string" calcext:value-type="string">
            <text:p>vuln. Found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8" office:value-type="string" calcext:value-type="string">
            <text:p>vuln. Found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8" office:value-type="string" calcext:value-type="string">
            <text:p>vuln. Found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8" office:value-type="string" calcext:value-type="string">
            <text:p>vuln. Found</text:p>
          </table:table-cell>
          <table:table-cell table:style-name="ce9" office:value-type="string" calcext:value-type="string">
            <text:p>CPU-Time</text:p>
          </table:table-cell>
          <table:table-cell table:style-name="ce9" office:value-type="string" calcext:value-type="string">
            <text:p>Real-Time</text:p>
          </table:table-cell>
          <table:table-cell table:style-name="ce18" office:value-type="string" calcext:value-type="string">
            <text:p>vuln. Found</text:p>
          </table:table-cell>
        </table:table-row>
        <table:table-row table:style-name="ro3">
          <table:table-cell table:style-name="ce2"/>
          <table:table-cell office:value-type="string" calcext:value-type="string">
            <text:p>IWLS_2002_AIG/iscas89/s9234.1_synth.aig</text:p>
          </table:table-cell>
          <table:table-cell table:style-name="ce8" office:value-type="float" office:value="1087" calcext:value-type="float">
            <text:p>1087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0.142822" calcext:value-type="float">
            <text:p>0.1428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.1788" calcext:value-type="float">
            <text:p>24.178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.24062" calcext:value-type="float">
            <text:p>4.2406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2.589" calcext:value-type="float">
            <text:p>12.5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4.37662" calcext:value-type="float">
            <text:p>4.3766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LGSynth91/smlexamples/s9234.1_synth.aig</text:p>
          </table:table-cell>
          <table:table-cell table:style-name="ce8" office:value-type="float" office:value="1087" calcext:value-type="float">
            <text:p>1087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.0491" calcext:value-type="float">
            <text:p>29.049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.58773" calcext:value-type="float">
            <text:p>4.5877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1.6061" calcext:value-type="float">
            <text:p>11.606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5.41077" calcext:value-type="float">
            <text:p>5.410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s9234.1_synth.aig</text:p>
          </table:table-cell>
          <table:table-cell table:style-name="ce8" office:value-type="float" office:value="1087" calcext:value-type="float">
            <text:p>1087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0.142868" calcext:value-type="float">
            <text:p>0.14286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3.0216" calcext:value-type="float">
            <text:p>23.02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.58602" calcext:value-type="float">
            <text:p>4.5860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5.9299" calcext:value-type="float">
            <text:p>15.929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4.08287" calcext:value-type="float">
            <text:p>4.0828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minmax20_synth.aig</text:p>
          </table:table-cell>
          <table:table-cell table:style-name="ce8" office:value-type="float" office:value="1156" calcext:value-type="float">
            <text:p>115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1073" calcext:value-type="float">
            <text:p>1073</text:p>
          </table:table-cell>
          <table:table-cell office:value-type="float" office:value="0.022566" calcext:value-type="float">
            <text:p>0.0225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.44063" calcext:value-type="float">
            <text:p>8.4406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.46063" calcext:value-type="float">
            <text:p>1.4606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.62326" calcext:value-type="float">
            <text:p>0.623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1.53341" calcext:value-type="float">
            <text:p>1.5334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5_AIG/simple_spi.aig</text:p>
          </table:table-cell>
          <table:table-cell table:style-name="ce8" office:value-type="float" office:value="1185" calcext:value-type="float">
            <text:p>1185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037" calcext:value-type="float">
            <text:p>1037</text:p>
          </table:table-cell>
          <table:table-cell office:value-type="float" office:value="0.102706" calcext:value-type="float">
            <text:p>0.10270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.0853" calcext:value-type="float">
            <text:p>20.085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50982" calcext:value-type="float">
            <text:p>4.5098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13.0038" calcext:value-type="float">
            <text:p>13.003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4.21843" calcext:value-type="float">
            <text:p>4.2184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iscas89/s9234.1_sweep.aig</text:p>
          </table:table-cell>
          <table:table-cell table:style-name="ce8" office:value-type="float" office:value="1236" calcext:value-type="float">
            <text:p>1236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0.129635" calcext:value-type="float">
            <text:p>0.12963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.1615" calcext:value-type="float">
            <text:p>25.16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.81689" calcext:value-type="float">
            <text:p>4.81689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5.44761" calcext:value-type="float">
            <text:p>5.4476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4.7127" calcext:value-type="float">
            <text:p>4.712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LGSynth91/smlexamples/s9234.1_sweep.aig</text:p>
          </table:table-cell>
          <table:table-cell table:style-name="ce8" office:value-type="float" office:value="1236" calcext:value-type="float">
            <text:p>1236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0.130093" calcext:value-type="float">
            <text:p>0.13009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.8287" calcext:value-type="float">
            <text:p>25.828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.72701" calcext:value-type="float">
            <text:p>4.7270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5.64913" calcext:value-type="float">
            <text:p>5.649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5.34885" calcext:value-type="float">
            <text:p>5.3488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s9234.1_sweep.aig</text:p>
          </table:table-cell>
          <table:table-cell table:style-name="ce8" office:value-type="float" office:value="1236" calcext:value-type="float">
            <text:p>1236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0.129673" calcext:value-type="float">
            <text:p>0.12967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.4816" calcext:value-type="float">
            <text:p>25.48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.98531" calcext:value-type="float">
            <text:p>4.9853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5.99895" calcext:value-type="float">
            <text:p>5.9989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4.83322" calcext:value-type="float">
            <text:p>4.8332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3">
          <table:table-cell table:style-name="ce2"/>
          <table:table-cell office:value-type="string" calcext:value-type="string">
            <text:p>IWLS_2002_AIG/texas/s9234s_synth.aig</text:p>
          </table:table-cell>
          <table:table-cell table:style-name="ce8"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0.150102" calcext:value-type="float">
            <text:p>0.15010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6.421" calcext:value-type="float">
            <text:p>26.4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.34544" calcext:value-type="float">
            <text:p>5.3454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7.0377" calcext:value-type="float">
            <text:p>7.037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5.04611" calcext:value-type="float">
            <text:p>5.0461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5_AIG/i2c.aig</text:p>
          </table:table-cell>
          <table:table-cell table:style-name="ce8" office:value-type="float" office:value="1311" calcext:value-type="float">
            <text:p>1311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style-name="ce12" office:value-type="float" office:value="1164" calcext:value-type="float">
            <text:p>1164</text:p>
          </table:table-cell>
          <table:table-cell office:value-type="float" office:value="0.094948" calcext:value-type="float">
            <text:p>0.0949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6056" calcext:value-type="float">
            <text:p>21.605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.49831" calcext:value-type="float">
            <text:p>4.4983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6.61484" calcext:value-type="float">
            <text:p>6.6148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5.16165" calcext:value-type="float">
            <text:p>5.1616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5_AIG/pci_spoci_ctrl.aig</text:p>
          </table:table-cell>
          <table:table-cell table:style-name="ce8" office:value-type="float" office:value="1469" calcext:value-type="float">
            <text:p>146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12" office:value-type="float" office:value="1384" calcext:value-type="float">
            <text:p>1384</text:p>
          </table:table-cell>
          <table:table-cell office:value-type="float" office:value="0.068074" calcext:value-type="float">
            <text:p>0.0680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4459" calcext:value-type="float">
            <text:p>20.445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66735" calcext:value-type="float">
            <text:p>5.6673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4.68259" calcext:value-type="float">
            <text:p>4.682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4.1815" calcext:value-type="float">
            <text:p>54.181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iscas89/s5378_sweep.aig</text:p>
          </table:table-cell>
          <table:table-cell table:style-name="ce8" office:value-type="float" office:value="1502" calcext:value-type="float">
            <text:p>1502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164" calcext:value-type="float">
            <text:p>164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.2651" calcext:value-type="float">
            <text:p>25.265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.82183" calcext:value-type="float">
            <text:p>5.8218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5.64406" calcext:value-type="float">
            <text:p>5.64406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float" office:value="5.833" calcext:value-type="float">
            <text:p>5.83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LGSynth91/smlexamples/s5378_sweep.aig</text:p>
          </table:table-cell>
          <table:table-cell table:style-name="ce8" office:value-type="float" office:value="1502" calcext:value-type="float">
            <text:p>1502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164" calcext:value-type="float">
            <text:p>164</text:p>
          </table:table-cell>
          <table:table-cell office:value-type="float" office:value="0.086026" calcext:value-type="float">
            <text:p>0.08602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4.8457" calcext:value-type="float">
            <text:p>24.845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.71175" calcext:value-type="float">
            <text:p>5.7117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11.179" calcext:value-type="float">
            <text:p>11.17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5.88896" calcext:value-type="float">
            <text:p>5.8889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s5378_sweep.aig</text:p>
          </table:table-cell>
          <table:table-cell table:style-name="ce8" office:value-type="float" office:value="1502" calcext:value-type="float">
            <text:p>1502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164" calcext:value-type="float">
            <text:p>164</text:p>
          </table:table-cell>
          <table:table-cell office:value-type="float" office:value="0.081674" calcext:value-type="float">
            <text:p>0.08167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.1863" calcext:value-type="float">
            <text:p>25.1863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6.17787" calcext:value-type="float">
            <text:p>6.1778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7.397" calcext:value-type="float">
            <text:p>7.397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float" office:value="5.7485" calcext:value-type="float">
            <text:p>5.74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3">
          <table:table-cell table:style-name="ce2"/>
          <table:table-cell office:value-type="string" calcext:value-type="string">
            <text:p>IWLS_2002_AIG/texas/minmax32_orig.aig</text:p>
          </table:table-cell>
          <table:table-cell table:style-name="ce8" office:value-type="float" office:value="1523" calcext:value-type="float">
            <text:p>152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2" office:value-type="float" office:value="1392" calcext:value-type="float">
            <text:p>1392</text:p>
          </table:table-cell>
          <table:table-cell office:value-type="float" office:value="0.037504" calcext:value-type="float">
            <text:p>0.03750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7.8062" calcext:value-type="float">
            <text:p>17.806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.94902" calcext:value-type="float">
            <text:p>3.9490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3.52053" calcext:value-type="float">
            <text:p>3.520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3.96849" calcext:value-type="float">
            <text:p>3.9684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minmax32_sweep.aig</text:p>
          </table:table-cell>
          <table:table-cell table:style-name="ce8" office:value-type="float" office:value="1523" calcext:value-type="float">
            <text:p>152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2" office:value-type="float" office:value="1392" calcext:value-type="float">
            <text:p>1392</text:p>
          </table:table-cell>
          <table:table-cell office:value-type="float" office:value="0.037494" calcext:value-type="float">
            <text:p>0.03749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7.1831" calcext:value-type="float">
            <text:p>17.1831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.09223" calcext:value-type="float">
            <text:p>4.0922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3.21763" calcext:value-type="float">
            <text:p>3.2176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4.30158" calcext:value-type="float">
            <text:p>4.3015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iscas89/s5378_orig.aig</text:p>
          </table:table-cell>
          <table:table-cell table:style-name="ce8" office:value-type="float" office:value="1542" calcext:value-type="float">
            <text:p>1542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164" calcext:value-type="float">
            <text:p>164</text:p>
          </table:table-cell>
          <table:table-cell office:value-type="float" office:value="0.087871" calcext:value-type="float">
            <text:p>0.08787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5.6243" calcext:value-type="float">
            <text:p>25.6243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5.92422" calcext:value-type="float">
            <text:p>5.9242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5.97037" calcext:value-type="float">
            <text:p>5.97037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6.011" calcext:value-type="float">
            <text:p>6.011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LGSynth91/smlexamples/s5378_orig.aig</text:p>
          </table:table-cell>
          <table:table-cell table:style-name="ce8" office:value-type="float" office:value="1542" calcext:value-type="float">
            <text:p>1542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164" calcext:value-type="float">
            <text:p>164</text:p>
          </table:table-cell>
          <table:table-cell office:value-type="float" office:value="0.087242" calcext:value-type="float">
            <text:p>0.08724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5.7211" calcext:value-type="float">
            <text:p>25.7211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5.78942" calcext:value-type="float">
            <text:p>5.7894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7.21246" calcext:value-type="float">
            <text:p>7.2124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5.7926" calcext:value-type="float">
            <text:p>5.792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s5378_orig.aig</text:p>
          </table:table-cell>
          <table:table-cell table:style-name="ce8" office:value-type="float" office:value="1542" calcext:value-type="float">
            <text:p>1542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164" calcext:value-type="float">
            <text:p>164</text:p>
          </table:table-cell>
          <table:table-cell office:value-type="float" office:value="0.092776" calcext:value-type="float">
            <text:p>0.09277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5.2002" calcext:value-type="float">
            <text:p>25.2002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5.89707" calcext:value-type="float">
            <text:p>5.8970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8.79343" calcext:value-type="float">
            <text:p>8.79343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5.92133" calcext:value-type="float">
            <text:p>5.9213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5_AIG/s5378.aig</text:p>
          </table:table-cell>
          <table:table-cell table:style-name="ce8" office:value-type="float" office:value="1542" calcext:value-type="float">
            <text:p>1542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164" calcext:value-type="float">
            <text:p>164</text:p>
          </table:table-cell>
          <table:table-cell office:value-type="float" office:value="0.093895" calcext:value-type="float">
            <text:p>0.09389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6.3263" calcext:value-type="float">
            <text:p>26.3263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6.29174" calcext:value-type="float">
            <text:p>6.2917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7" calcext:value-type="float">
            <text:p>67</text:p>
          </table:table-cell>
          <table:table-cell office:value-type="float" office:value="9.27787" calcext:value-type="float">
            <text:p>9.2778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6.05892" calcext:value-type="float">
            <text:p>6.05892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s9234s_orig.aig</text:p>
          </table:table-cell>
          <table:table-cell table:style-name="ce8" office:value-type="float" office:value="1595" calcext:value-type="float">
            <text:p>1595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0.179624" calcext:value-type="float">
            <text:p>0.1796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4.2564" calcext:value-type="float">
            <text:p>34.256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6.97554" calcext:value-type="float">
            <text:p>6.9755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6.8206" calcext:value-type="float">
            <text:p>6.82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7.71354" calcext:value-type="float">
            <text:p>7.7135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s9234s_sweep.aig</text:p>
          </table:table-cell>
          <table:table-cell table:style-name="ce8" office:value-type="float" office:value="1595" calcext:value-type="float">
            <text:p>1595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0.179455" calcext:value-type="float">
            <text:p>0.17945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3.0342" calcext:value-type="float">
            <text:p>33.034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6.96247" calcext:value-type="float">
            <text:p>6.9624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7.2277" calcext:value-type="float">
            <text:p>7.227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.29664" calcext:value-type="float">
            <text:p>7.2966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LGSynth91/smlexamples/mm30a_orig.aig</text:p>
          </table:table-cell>
          <table:table-cell table:style-name="ce8" office:value-type="float" office:value="1699" calcext:value-type="float">
            <text:p>1699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1576" calcext:value-type="float">
            <text:p>1576</text:p>
          </table:table-cell>
          <table:table-cell office:value-type="float" office:value="0.048209" calcext:value-type="float">
            <text:p>0.0482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.3787" calcext:value-type="float">
            <text:p>18.378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.39167" calcext:value-type="float">
            <text:p>4.3916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.18382" calcext:value-type="float">
            <text:p>3.1838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4.47131" calcext:value-type="float">
            <text:p>4.4713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LGSynth91/smlexamples/mm30a_sweep.aig</text:p>
          </table:table-cell>
          <table:table-cell table:style-name="ce8" office:value-type="float" office:value="1699" calcext:value-type="float">
            <text:p>1699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1576" calcext:value-type="float">
            <text:p>1576</text:p>
          </table:table-cell>
          <table:table-cell office:value-type="float" office:value="0.048193" calcext:value-type="float">
            <text:p>0.0481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.8794" calcext:value-type="float">
            <text:p>18.879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.2755" calcext:value-type="float">
            <text:p>4.275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3.16709" calcext:value-type="float">
            <text:p>3.1670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4.8099" calcext:value-type="float">
            <text:p>4.809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3">
          <table:table-cell table:style-name="ce2"/>
          <table:table-cell office:value-type="string" calcext:value-type="string">
            <text:p>IWLS_2002_AIG/texas/mm30a_orig.aig</text:p>
          </table:table-cell>
          <table:table-cell table:style-name="ce8" office:value-type="float" office:value="1699" calcext:value-type="float">
            <text:p>1699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1576" calcext:value-type="float">
            <text:p>1576</text:p>
          </table:table-cell>
          <table:table-cell office:value-type="float" office:value="0.04799" calcext:value-type="float">
            <text:p>0.047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.5709" calcext:value-type="float">
            <text:p>19.570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.71352" calcext:value-type="float">
            <text:p>4.7135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3.29128" calcext:value-type="float">
            <text:p>3.291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4.62767" calcext:value-type="float">
            <text:p>4.6276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mm30a_sweep.aig</text:p>
          </table:table-cell>
          <table:table-cell table:style-name="ce8" office:value-type="float" office:value="1699" calcext:value-type="float">
            <text:p>1699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1576" calcext:value-type="float">
            <text:p>1576</text:p>
          </table:table-cell>
          <table:table-cell office:value-type="float" office:value="0.048127" calcext:value-type="float">
            <text:p>0.0481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.7417" calcext:value-type="float">
            <text:p>19.74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41967" calcext:value-type="float">
            <text:p>4.4196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.99568" calcext:value-type="float">
            <text:p>2.995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4.78578" calcext:value-type="float">
            <text:p>4.7857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mult32_synth.aig</text:p>
          </table:table-cell>
          <table:table-cell table:style-name="ce8" office:value-type="float" office:value="8217" calcext:value-type="float">
            <text:p>82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8153" calcext:value-type="float">
            <text:p>8153</text:p>
          </table:table-cell>
          <table:table-cell office:value-type="float" office:value="0.028868" calcext:value-type="float">
            <text:p>0.02886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3958" calcext:value-type="float">
            <text:p>25.395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0.2173" calcext:value-type="float">
            <text:p>40.2173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3.97907" calcext:value-type="float">
            <text:p>3.9790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9.907" calcext:value-type="float">
            <text:p>39.90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mult32_orig.aig</text:p>
          </table:table-cell>
          <table:table-cell table:style-name="ce8" office:value-type="float" office:value="10593" calcext:value-type="float">
            <text:p>1059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10529" calcext:value-type="float">
            <text:p>10529</text:p>
          </table:table-cell>
          <table:table-cell office:value-type="float" office:value="0.03977" calcext:value-type="float">
            <text:p>0.039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.5711" calcext:value-type="float">
            <text:p>32.571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5.3742" calcext:value-type="float">
            <text:p>65.3742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5.51259" calcext:value-type="float">
            <text:p>5.5125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61.6308" calcext:value-type="float">
            <text:p>61.630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style-name="ce1"/>
          <table:table-cell office:value-type="string" calcext:value-type="string">
            <text:p>IWLS_2002_AIG/texas/mult32_sweep.aig</text:p>
          </table:table-cell>
          <table:table-cell table:style-name="ce8" office:value-type="float" office:value="10593" calcext:value-type="float">
            <text:p>1059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2" office:value-type="float" office:value="10529" calcext:value-type="float">
            <text:p>10529</text:p>
          </table:table-cell>
          <table:table-cell office:value-type="float" office:value="0.036498" calcext:value-type="float">
            <text:p>0.03649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.3813" calcext:value-type="float">
            <text:p>32.381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65.254" calcext:value-type="float">
            <text:p>65.254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5.63296" calcext:value-type="float">
            <text:p>5.6329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61.6329" calcext:value-type="float">
            <text:p>61.6329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style-name="ce1"/>
          <table:table-cell table:number-columns-repeated="6"/>
          <table:table-cell table:style-name="ce12"/>
          <table:table-cell table:number-columns-repeated="30"/>
        </table:table-row>
        <table:table-row table:style-name="ro3">
          <table:table-cell table:number-columns-repeated="7"/>
          <table:table-cell table:style-name="ce12"/>
          <table:table-cell table:number-columns-repeated="30"/>
        </table:table-row>
        <table:table-row table:style-name="ro1">
          <table:table-cell table:number-columns-repeated="7"/>
          <table:table-cell table:style-name="ce13" office:value-type="string" calcext:value-type="string">
            <text:p>SUM:</text:p>
          </table:table-cell>
          <table:table-cell table:style-name="ce1" table:formula="of:=SUM([.I6:.I35])" office:value-type="float" office:value="2.601913" calcext:value-type="float">
            <text:p>2.601913</text:p>
          </table:table-cell>
          <table:table-cell table:style-name="ce1" table:formula="of:=SUM([.J6:.J35])" office:value-type="float" office:value="3" calcext:value-type="float">
            <text:p>3</text:p>
          </table:table-cell>
          <table:table-cell table:style-name="ce20"/>
          <table:table-cell table:style-name="ce1" table:formula="of:=SUM([.L6:.L35])" office:value-type="float" office:value="697.08753" calcext:value-type="float">
            <text:p>697.08753</text:p>
          </table:table-cell>
          <table:table-cell table:style-name="ce1" table:formula="of:=SUM([.M6:.M35])" office:value-type="float" office:value="699" calcext:value-type="float">
            <text:p>699</text:p>
          </table:table-cell>
          <table:table-cell table:style-name="ce20"/>
          <table:table-cell table:style-name="ce1" table:formula="of:=SUM([.O6:.O35])" office:value-type="float" office:value="301.66415" calcext:value-type="float">
            <text:p>301.66415</text:p>
          </table:table-cell>
          <table:table-cell table:style-name="ce1" table:formula="of:=SUM([.P6:.P35])" office:value-type="float" office:value="303" calcext:value-type="float">
            <text:p>303</text:p>
          </table:table-cell>
          <table:table-cell table:style-name="ce20"/>
          <table:table-cell table:style-name="ce1" table:formula="of:=SUM([.R6:.R35])" office:value-type="float" office:value="193.20602" calcext:value-type="float">
            <text:p>193.20602</text:p>
          </table:table-cell>
          <table:table-cell table:style-name="ce1" table:formula="of:=SUM([.S6:.S35])" office:value-type="float" office:value="195" calcext:value-type="float">
            <text:p>195</text:p>
          </table:table-cell>
          <table:table-cell table:number-columns-repeated="19"/>
        </table:table-row>
        <table:table-row table:style-name="ro3">
          <table:table-cell table:number-columns-repeated="7"/>
          <table:table-cell table:style-name="ce12"/>
          <table:table-cell table:number-columns-repeated="30"/>
        </table:table-row>
        <table:table-row table:style-name="ro1">
          <table:table-cell/>
          <table:table-cell table:style-name="ce4" office:value-type="string" calcext:value-type="string" table:number-columns-spanned="7" table:number-rows-spanned="2">
            <text:p>Execution Time of the first 4 modes:</text:p>
          </table:table-cell>
          <table:covered-table-cell table:style-name="ce4"/>
          <table:covered-table-cell table:number-columns-repeated="4"/>
          <table:covered-table-cell table:style-name="ce12"/>
          <table:table-cell table:number-columns-repeated="30"/>
        </table:table-row>
        <table:table-row table:style-name="ro1">
          <table:table-cell/>
          <table:covered-table-cell table:number-columns-repeated="6"/>
          <table:covered-table-cell table:style-name="ce12"/>
          <table:table-cell table:number-columns-repeated="30"/>
        </table:table-row>
        <table:table-row table:style-name="ro3" table:number-rows-repeated="42">
          <table:table-cell table:number-columns-repeated="7"/>
          <table:table-cell table:style-name="ce12"/>
          <table:table-cell table:number-columns-repeated="30"/>
        </table:table-row>
        <table:table-row table:style-name="ro1">
          <table:table-cell/>
          <table:table-cell table:style-name="ce5" office:value-type="string" calcext:value-type="string" table:number-columns-spanned="22" table:number-rows-spanned="2">
            <text:p>The Symbolic-Time-Analysis (STA) normally simulates the circuit with and without flip and immediately skips if there is a different output but no alarm signal raised. <text:s/>The following chart shows the result with and without this error-simulation</text:p>
          </table:table-cell>
          <table:covered-table-cell table:number-columns-repeated="5"/>
          <table:covered-table-cell table:style-name="ce12"/>
          <table:covered-table-cell table:number-columns-repeated="15"/>
          <table:table-cell table:number-columns-repeated="15"/>
        </table:table-row>
        <table:table-row table:style-name="ro4">
          <table:table-cell/>
          <table:covered-table-cell table:number-columns-repeated="6"/>
          <table:covered-table-cell table:style-name="ce12"/>
          <table:covered-table-cell table:number-columns-repeated="15"/>
          <table:table-cell table:number-columns-repeated="15"/>
        </table:table-row>
        <table:table-row table:style-name="ro3" table:number-rows-repeated="38">
          <table:table-cell table:number-columns-repeated="7"/>
          <table:table-cell table:style-name="ce12"/>
          <table:table-cell table:number-columns-repeated="30"/>
        </table:table-row>
        <table:table-row table:style-name="ro5">
          <table:table-cell/>
          <table:table-cell table:style-name="ce6"/>
          <table:table-cell table:number-columns-repeated="5"/>
          <table:table-cell table:style-name="ce12"/>
          <table:table-cell table:number-columns-repeated="30"/>
        </table:table-row>
        <table:table-row table:style-name="ro3" table:number-rows-repeated="111">
          <table:table-cell table:number-columns-repeated="7"/>
          <table:table-cell table:style-name="ce12"/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1"/>
        </table:table-row>
        <table:table-row table:style-name="ro1" table:number-rows-repeated="1048339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B6:Sheet1.AC34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7:02:38.672491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3:17:13.553068728</meta:creation-date>
    <dc:date>2015-08-28T11:46:25.943534660</dc:date>
    <meta:editing-duration>PT3H14M25S</meta:editing-duration>
    <meta:editing-cycles>16</meta:editing-cycles>
    <meta:generator>LibreOffice/4.4.2.2$Linux_X86_64 LibreOffice_project/40m0$Build-2</meta:generator>
    <meta:document-statistic meta:table-count="1" meta:cell-count="6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43cm" svg:height="19.179cm" xlink:href=".." xlink:type="simple" chart:class="chart:line" chart:style-name="ch1">
        <chart:title svg:x="12.835cm" svg:y="0.519cm" chart:style-name="ch2">
          <text:p>Execution time of the first 4 modes</text:p>
        </chart:title>
        <chart:legend chart:legend-position="start" svg:x="0.21cm" svg:y="8.543cm" style:legend-expansion="high" chart:style-name="ch3"/>
        <chart:plot-area chart:style-name="ch4" table:cell-range-address="Sheet1.B6:Sheet1.B34 Sheet1.I4:Sheet1.I4 Sheet1.I6:Sheet1.I34 Sheet1.L4:Sheet1.L4 Sheet1.L6:Sheet1.L34 Sheet1.O4:Sheet1.O4 Sheet1.O6:Sheet1.O34 Sheet1.R4:Sheet1.R4 Sheet1.R6:Sheet1.R34" chart:data-source-has-labels="both" svg:x="-1.121cm" svg:y="1.504cm" svg:width="33.862cm" svg:height="17.08cm">
          <chartooo:coordinate-region svg:x="4.704cm" svg:y="1.703cm" svg:width="27.896cm" svg:height="9.578cm"/>
          <chart:axis chart:dimension="x" chart:name="primary-x" chart:style-name="ch5" chartooo:axis-type="auto">
            <chartooo:date-scale/>
            <chart:categories table:cell-range-address="Sheet1.B6:Sheet1.B34"/>
            <chart:grid chart:style-name="ch6" chart:class="major"/>
          </chart:axis>
          <chart:axis chart:dimension="y" chart:name="primary-y" chart:style-name="ch5">
            <chart:title svg:x="2.534cm" svg:y="2.765cm" chart:style-name="ch7">
              <text:p>time [s]</text:p>
            </chart:title>
            <chart:grid chart:style-name="ch6" chart:class="major"/>
          </chart:axis>
          <chart:series chart:style-name="ch8" chart:values-cell-range-address="Sheet1.I6:Sheet1.I34" chart:label-cell-address="Sheet1.I4:Sheet1.I4" chart:class="chart:line">
            <chart:data-point chart:repeated="29"/>
          </chart:series>
          <chart:series chart:style-name="ch9" chart:values-cell-range-address="Sheet1.L6:Sheet1.L34" chart:label-cell-address="Sheet1.L4:Sheet1.L4" chart:class="chart:line">
            <chart:data-point chart:repeated="29"/>
          </chart:series>
          <chart:series chart:style-name="ch10" chart:values-cell-range-address="Sheet1.O6:Sheet1.O34" chart:label-cell-address="Sheet1.O4:Sheet1.O4" chart:class="chart:line">
            <chart:data-point chart:repeated="29"/>
          </chart:series>
          <chart:series chart:style-name="ch11" chart:values-cell-range-address="Sheet1.R6:Sheet1.R34" chart:label-cell-address="Sheet1.R4:Sheet1.R4" chart:class="chart:line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 [mode 0]</text:p>
                <draw:g>
                  <svg:desc>Sheet1.I4:Sheet1.I4</svg:desc>
                </draw:g>
              </table:table-cell>
              <table:table-cell office:value-type="string">
                <text:p>sta [mode 0]</text:p>
                <draw:g>
                  <svg:desc>Sheet1.L4:Sheet1.L4</svg:desc>
                </draw:g>
              </table:table-cell>
              <table:table-cell office:value-type="string">
                <text:p>sta [mode 1]</text:p>
                <draw:g>
                  <svg:desc>Sheet1.O4:Sheet1.O4</svg:desc>
                </draw:g>
              </table:table-cell>
              <table:table-cell office:value-type="string">
                <text:p>stla [mode 0]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WLS_2002_AIG/iscas89/s9234.1_synth.aig</text:p>
                <draw:g>
                  <svg:desc>Sheet1.B6:Sheet1.B34</svg:desc>
                </draw:g>
              </table:table-cell>
              <table:table-cell office:value-type="float" office:value="0.142822">
                <text:p>0.142822</text:p>
                <draw:g>
                  <svg:desc>Sheet1.I6:Sheet1.I34</svg:desc>
                </draw:g>
              </table:table-cell>
              <table:table-cell office:value-type="float" office:value="24.1788">
                <text:p>24.1788</text:p>
                <draw:g>
                  <svg:desc>Sheet1.L6:Sheet1.L34</svg:desc>
                </draw:g>
              </table:table-cell>
              <table:table-cell office:value-type="float" office:value="4.24062">
                <text:p>4.24062</text:p>
                <draw:g>
                  <svg:desc>Sheet1.O6:Sheet1.O34</svg:desc>
                </draw:g>
              </table:table-cell>
              <table:table-cell office:value-type="float" office:value="12.589">
                <text:p>12.589</text:p>
                <draw:g>
                  <svg:desc>Sheet1.R6:Sheet1.R34</svg:desc>
                </draw:g>
              </table:table-cell>
            </table:table-row>
            <table:table-row>
              <table:table-cell office:value-type="string">
                <text:p>IWLS_2002_AIG/LGSynth91/smlexamples/s9234.1_synth.aig</text:p>
              </table:table-cell>
              <table:table-cell office:value-type="float" office:value="0.14054">
                <text:p>0.14054</text:p>
              </table:table-cell>
              <table:table-cell office:value-type="float" office:value="29.0491">
                <text:p>29.0491</text:p>
              </table:table-cell>
              <table:table-cell office:value-type="float" office:value="4.58773">
                <text:p>4.58773</text:p>
              </table:table-cell>
              <table:table-cell office:value-type="float" office:value="11.6061">
                <text:p>11.6061</text:p>
              </table:table-cell>
            </table:table-row>
            <table:table-row>
              <table:table-cell office:value-type="string">
                <text:p>IWLS_2002_AIG/texas/s9234.1_synth.aig</text:p>
              </table:table-cell>
              <table:table-cell office:value-type="float" office:value="0.142868">
                <text:p>0.142868</text:p>
              </table:table-cell>
              <table:table-cell office:value-type="float" office:value="23.0216">
                <text:p>23.0216</text:p>
              </table:table-cell>
              <table:table-cell office:value-type="float" office:value="4.58602">
                <text:p>4.58602</text:p>
              </table:table-cell>
              <table:table-cell office:value-type="float" office:value="15.9299">
                <text:p>15.9299</text:p>
              </table:table-cell>
            </table:table-row>
            <table:table-row>
              <table:table-cell office:value-type="string">
                <text:p>IWLS_2002_AIG/texas/minmax20_synth.aig</text:p>
              </table:table-cell>
              <table:table-cell office:value-type="float" office:value="0.022566">
                <text:p>0.022566</text:p>
              </table:table-cell>
              <table:table-cell office:value-type="float" office:value="8.44063">
                <text:p>8.44063</text:p>
              </table:table-cell>
              <table:table-cell office:value-type="float" office:value="1.46063">
                <text:p>1.46063</text:p>
              </table:table-cell>
              <table:table-cell office:value-type="float" office:value="0.62326">
                <text:p>0.62326</text:p>
              </table:table-cell>
            </table:table-row>
            <table:table-row>
              <table:table-cell office:value-type="string">
                <text:p>IWLS_2005_AIG/simple_spi.aig</text:p>
              </table:table-cell>
              <table:table-cell office:value-type="float" office:value="0.102706">
                <text:p>0.102706</text:p>
              </table:table-cell>
              <table:table-cell office:value-type="float" office:value="20.0853">
                <text:p>20.0853</text:p>
              </table:table-cell>
              <table:table-cell office:value-type="float" office:value="4.50982">
                <text:p>4.50982</text:p>
              </table:table-cell>
              <table:table-cell office:value-type="float" office:value="13.0038">
                <text:p>13.0038</text:p>
              </table:table-cell>
            </table:table-row>
            <table:table-row>
              <table:table-cell office:value-type="string">
                <text:p>IWLS_2002_AIG/iscas89/s9234.1_sweep.aig</text:p>
              </table:table-cell>
              <table:table-cell office:value-type="float" office:value="0.129635">
                <text:p>0.129635</text:p>
              </table:table-cell>
              <table:table-cell office:value-type="float" office:value="25.1615">
                <text:p>25.1615</text:p>
              </table:table-cell>
              <table:table-cell office:value-type="float" office:value="4.81689">
                <text:p>4.81689</text:p>
              </table:table-cell>
              <table:table-cell office:value-type="float" office:value="5.44761">
                <text:p>5.44761</text:p>
              </table:table-cell>
            </table:table-row>
            <table:table-row>
              <table:table-cell office:value-type="string">
                <text:p>IWLS_2002_AIG/LGSynth91/smlexamples/s9234.1_sweep.aig</text:p>
              </table:table-cell>
              <table:table-cell office:value-type="float" office:value="0.130093">
                <text:p>0.130093</text:p>
              </table:table-cell>
              <table:table-cell office:value-type="float" office:value="25.8287">
                <text:p>25.8287</text:p>
              </table:table-cell>
              <table:table-cell office:value-type="float" office:value="4.72701">
                <text:p>4.72701</text:p>
              </table:table-cell>
              <table:table-cell office:value-type="float" office:value="5.64913">
                <text:p>5.64913</text:p>
              </table:table-cell>
            </table:table-row>
            <table:table-row>
              <table:table-cell office:value-type="string">
                <text:p>IWLS_2002_AIG/texas/s9234.1_sweep.aig</text:p>
              </table:table-cell>
              <table:table-cell office:value-type="float" office:value="0.129673">
                <text:p>0.129673</text:p>
              </table:table-cell>
              <table:table-cell office:value-type="float" office:value="25.4816">
                <text:p>25.4816</text:p>
              </table:table-cell>
              <table:table-cell office:value-type="float" office:value="4.98531">
                <text:p>4.98531</text:p>
              </table:table-cell>
              <table:table-cell office:value-type="float" office:value="5.99895">
                <text:p>5.99895</text:p>
              </table:table-cell>
            </table:table-row>
            <table:table-row>
              <table:table-cell office:value-type="string">
                <text:p>IWLS_2002_AIG/texas/s9234s_synth.aig</text:p>
              </table:table-cell>
              <table:table-cell office:value-type="float" office:value="0.150102">
                <text:p>0.150102</text:p>
              </table:table-cell>
              <table:table-cell office:value-type="float" office:value="26.421">
                <text:p>26.421</text:p>
              </table:table-cell>
              <table:table-cell office:value-type="float" office:value="5.34544">
                <text:p>5.34544</text:p>
              </table:table-cell>
              <table:table-cell office:value-type="float" office:value="7.0377">
                <text:p>7.0377</text:p>
              </table:table-cell>
            </table:table-row>
            <table:table-row>
              <table:table-cell office:value-type="string">
                <text:p>IWLS_2005_AIG/i2c.aig</text:p>
              </table:table-cell>
              <table:table-cell office:value-type="float" office:value="0.094948">
                <text:p>0.094948</text:p>
              </table:table-cell>
              <table:table-cell office:value-type="float" office:value="21.6056">
                <text:p>21.6056</text:p>
              </table:table-cell>
              <table:table-cell office:value-type="float" office:value="4.49831">
                <text:p>4.49831</text:p>
              </table:table-cell>
              <table:table-cell office:value-type="float" office:value="6.61484">
                <text:p>6.61484</text:p>
              </table:table-cell>
            </table:table-row>
            <table:table-row>
              <table:table-cell office:value-type="string">
                <text:p>IWLS_2005_AIG/pci_spoci_ctrl.aig</text:p>
              </table:table-cell>
              <table:table-cell office:value-type="float" office:value="0.068074">
                <text:p>0.068074</text:p>
              </table:table-cell>
              <table:table-cell office:value-type="float" office:value="20.4459">
                <text:p>20.4459</text:p>
              </table:table-cell>
              <table:table-cell office:value-type="float" office:value="5.66735">
                <text:p>5.66735</text:p>
              </table:table-cell>
              <table:table-cell office:value-type="float" office:value="4.68259">
                <text:p>4.68259</text:p>
              </table:table-cell>
            </table:table-row>
            <table:table-row>
              <table:table-cell office:value-type="string">
                <text:p>IWLS_2002_AIG/iscas89/s5378_sweep.aig</text:p>
              </table:table-cell>
              <table:table-cell office:value-type="float" office:value="0.08667">
                <text:p>0.08667</text:p>
              </table:table-cell>
              <table:table-cell office:value-type="float" office:value="25.2651">
                <text:p>25.2651</text:p>
              </table:table-cell>
              <table:table-cell office:value-type="float" office:value="5.82183">
                <text:p>5.82183</text:p>
              </table:table-cell>
              <table:table-cell office:value-type="float" office:value="5.64406">
                <text:p>5.64406</text:p>
              </table:table-cell>
            </table:table-row>
            <table:table-row>
              <table:table-cell office:value-type="string">
                <text:p>IWLS_2002_AIG/LGSynth91/smlexamples/s5378_sweep.aig</text:p>
              </table:table-cell>
              <table:table-cell office:value-type="float" office:value="0.086026">
                <text:p>0.086026</text:p>
              </table:table-cell>
              <table:table-cell office:value-type="float" office:value="24.8457">
                <text:p>24.8457</text:p>
              </table:table-cell>
              <table:table-cell office:value-type="float" office:value="5.71175">
                <text:p>5.71175</text:p>
              </table:table-cell>
              <table:table-cell office:value-type="float" office:value="11.179">
                <text:p>11.179</text:p>
              </table:table-cell>
            </table:table-row>
            <table:table-row>
              <table:table-cell office:value-type="string">
                <text:p>IWLS_2002_AIG/texas/s5378_sweep.aig</text:p>
              </table:table-cell>
              <table:table-cell office:value-type="float" office:value="0.081674">
                <text:p>0.081674</text:p>
              </table:table-cell>
              <table:table-cell office:value-type="float" office:value="25.1863">
                <text:p>25.1863</text:p>
              </table:table-cell>
              <table:table-cell office:value-type="float" office:value="6.17787">
                <text:p>6.17787</text:p>
              </table:table-cell>
              <table:table-cell office:value-type="float" office:value="7.397">
                <text:p>7.397</text:p>
              </table:table-cell>
            </table:table-row>
            <table:table-row>
              <table:table-cell office:value-type="string">
                <text:p>IWLS_2002_AIG/texas/minmax32_orig.aig</text:p>
              </table:table-cell>
              <table:table-cell office:value-type="float" office:value="0.037504">
                <text:p>0.037504</text:p>
              </table:table-cell>
              <table:table-cell office:value-type="float" office:value="17.8062">
                <text:p>17.8062</text:p>
              </table:table-cell>
              <table:table-cell office:value-type="float" office:value="3.94902">
                <text:p>3.94902</text:p>
              </table:table-cell>
              <table:table-cell office:value-type="float" office:value="3.52053">
                <text:p>3.52053</text:p>
              </table:table-cell>
            </table:table-row>
            <table:table-row>
              <table:table-cell office:value-type="string">
                <text:p>IWLS_2002_AIG/texas/minmax32_sweep.aig</text:p>
              </table:table-cell>
              <table:table-cell office:value-type="float" office:value="0.037494">
                <text:p>0.037494</text:p>
              </table:table-cell>
              <table:table-cell office:value-type="float" office:value="17.1831">
                <text:p>17.1831</text:p>
              </table:table-cell>
              <table:table-cell office:value-type="float" office:value="4.09223">
                <text:p>4.09223</text:p>
              </table:table-cell>
              <table:table-cell office:value-type="float" office:value="3.21763">
                <text:p>3.21763</text:p>
              </table:table-cell>
            </table:table-row>
            <table:table-row>
              <table:table-cell office:value-type="string">
                <text:p>IWLS_2002_AIG/iscas89/s5378_orig.aig</text:p>
              </table:table-cell>
              <table:table-cell office:value-type="float" office:value="0.087871">
                <text:p>0.087871</text:p>
              </table:table-cell>
              <table:table-cell office:value-type="float" office:value="25.6243">
                <text:p>25.6243</text:p>
              </table:table-cell>
              <table:table-cell office:value-type="float" office:value="5.92422">
                <text:p>5.92422</text:p>
              </table:table-cell>
              <table:table-cell office:value-type="float" office:value="5.97037">
                <text:p>5.97037</text:p>
              </table:table-cell>
            </table:table-row>
            <table:table-row>
              <table:table-cell office:value-type="string">
                <text:p>IWLS_2002_AIG/LGSynth91/smlexamples/s5378_orig.aig</text:p>
              </table:table-cell>
              <table:table-cell office:value-type="float" office:value="0.087242">
                <text:p>0.087242</text:p>
              </table:table-cell>
              <table:table-cell office:value-type="float" office:value="25.7211">
                <text:p>25.7211</text:p>
              </table:table-cell>
              <table:table-cell office:value-type="float" office:value="5.78942">
                <text:p>5.78942</text:p>
              </table:table-cell>
              <table:table-cell office:value-type="float" office:value="7.21246">
                <text:p>7.21246</text:p>
              </table:table-cell>
            </table:table-row>
            <table:table-row>
              <table:table-cell office:value-type="string">
                <text:p>IWLS_2002_AIG/texas/s5378_orig.aig</text:p>
              </table:table-cell>
              <table:table-cell office:value-type="float" office:value="0.092776">
                <text:p>0.092776</text:p>
              </table:table-cell>
              <table:table-cell office:value-type="float" office:value="25.2002">
                <text:p>25.2002</text:p>
              </table:table-cell>
              <table:table-cell office:value-type="float" office:value="5.89707">
                <text:p>5.89707</text:p>
              </table:table-cell>
              <table:table-cell office:value-type="float" office:value="8.79343">
                <text:p>8.79343</text:p>
              </table:table-cell>
            </table:table-row>
            <table:table-row>
              <table:table-cell office:value-type="string">
                <text:p>IWLS_2005_AIG/s5378.aig</text:p>
              </table:table-cell>
              <table:table-cell office:value-type="float" office:value="0.093895">
                <text:p>0.093895</text:p>
              </table:table-cell>
              <table:table-cell office:value-type="float" office:value="26.3263">
                <text:p>26.3263</text:p>
              </table:table-cell>
              <table:table-cell office:value-type="float" office:value="6.29174">
                <text:p>6.29174</text:p>
              </table:table-cell>
              <table:table-cell office:value-type="float" office:value="9.27787">
                <text:p>9.27787</text:p>
              </table:table-cell>
            </table:table-row>
            <table:table-row>
              <table:table-cell office:value-type="string">
                <text:p>IWLS_2002_AIG/texas/s9234s_orig.aig</text:p>
              </table:table-cell>
              <table:table-cell office:value-type="float" office:value="0.179624">
                <text:p>0.179624</text:p>
              </table:table-cell>
              <table:table-cell office:value-type="float" office:value="34.2564">
                <text:p>34.2564</text:p>
              </table:table-cell>
              <table:table-cell office:value-type="float" office:value="6.97554">
                <text:p>6.97554</text:p>
              </table:table-cell>
              <table:table-cell office:value-type="float" office:value="6.8206">
                <text:p>6.8206</text:p>
              </table:table-cell>
            </table:table-row>
            <table:table-row>
              <table:table-cell office:value-type="string">
                <text:p>IWLS_2002_AIG/texas/s9234s_sweep.aig</text:p>
              </table:table-cell>
              <table:table-cell office:value-type="float" office:value="0.179455">
                <text:p>0.179455</text:p>
              </table:table-cell>
              <table:table-cell office:value-type="float" office:value="33.0342">
                <text:p>33.0342</text:p>
              </table:table-cell>
              <table:table-cell office:value-type="float" office:value="6.96247">
                <text:p>6.96247</text:p>
              </table:table-cell>
              <table:table-cell office:value-type="float" office:value="7.2277">
                <text:p>7.2277</text:p>
              </table:table-cell>
            </table:table-row>
            <table:table-row>
              <table:table-cell office:value-type="string">
                <text:p>IWLS_2002_AIG/LGSynth91/smlexamples/mm30a_orig.aig</text:p>
              </table:table-cell>
              <table:table-cell office:value-type="float" office:value="0.048209">
                <text:p>0.048209</text:p>
              </table:table-cell>
              <table:table-cell office:value-type="float" office:value="18.3787">
                <text:p>18.3787</text:p>
              </table:table-cell>
              <table:table-cell office:value-type="float" office:value="4.39167">
                <text:p>4.39167</text:p>
              </table:table-cell>
              <table:table-cell office:value-type="float" office:value="3.18382">
                <text:p>3.18382</text:p>
              </table:table-cell>
            </table:table-row>
            <table:table-row>
              <table:table-cell office:value-type="string">
                <text:p>IWLS_2002_AIG/LGSynth91/smlexamples/mm30a_sweep.aig</text:p>
              </table:table-cell>
              <table:table-cell office:value-type="float" office:value="0.048193">
                <text:p>0.048193</text:p>
              </table:table-cell>
              <table:table-cell office:value-type="float" office:value="18.8794">
                <text:p>18.8794</text:p>
              </table:table-cell>
              <table:table-cell office:value-type="float" office:value="4.2755">
                <text:p>4.2755</text:p>
              </table:table-cell>
              <table:table-cell office:value-type="float" office:value="3.16709">
                <text:p>3.16709</text:p>
              </table:table-cell>
            </table:table-row>
            <table:table-row>
              <table:table-cell office:value-type="string">
                <text:p>IWLS_2002_AIG/texas/mm30a_orig.aig</text:p>
              </table:table-cell>
              <table:table-cell office:value-type="float" office:value="0.04799">
                <text:p>0.04799</text:p>
              </table:table-cell>
              <table:table-cell office:value-type="float" office:value="19.5709">
                <text:p>19.5709</text:p>
              </table:table-cell>
              <table:table-cell office:value-type="float" office:value="4.71352">
                <text:p>4.71352</text:p>
              </table:table-cell>
              <table:table-cell office:value-type="float" office:value="3.29128">
                <text:p>3.29128</text:p>
              </table:table-cell>
            </table:table-row>
            <table:table-row>
              <table:table-cell office:value-type="string">
                <text:p>IWLS_2002_AIG/texas/mm30a_sweep.aig</text:p>
              </table:table-cell>
              <table:table-cell office:value-type="float" office:value="0.048127">
                <text:p>0.048127</text:p>
              </table:table-cell>
              <table:table-cell office:value-type="float" office:value="19.7417">
                <text:p>19.7417</text:p>
              </table:table-cell>
              <table:table-cell office:value-type="float" office:value="4.41967">
                <text:p>4.41967</text:p>
              </table:table-cell>
              <table:table-cell office:value-type="float" office:value="2.99568">
                <text:p>2.99568</text:p>
              </table:table-cell>
            </table:table-row>
            <table:table-row>
              <table:table-cell office:value-type="string">
                <text:p>IWLS_2002_AIG/texas/mult32_synth.aig</text:p>
              </table:table-cell>
              <table:table-cell office:value-type="float" office:value="0.028868">
                <text:p>0.028868</text:p>
              </table:table-cell>
              <table:table-cell office:value-type="float" office:value="25.3958">
                <text:p>25.3958</text:p>
              </table:table-cell>
              <table:table-cell office:value-type="float" office:value="40.2173">
                <text:p>40.2173</text:p>
              </table:table-cell>
              <table:table-cell office:value-type="float" office:value="3.97907">
                <text:p>3.97907</text:p>
              </table:table-cell>
            </table:table-row>
            <table:table-row>
              <table:table-cell office:value-type="string">
                <text:p>IWLS_2002_AIG/texas/mult32_orig.aig</text:p>
              </table:table-cell>
              <table:table-cell office:value-type="float" office:value="0.03977">
                <text:p>0.03977</text:p>
              </table:table-cell>
              <table:table-cell office:value-type="float" office:value="32.5711">
                <text:p>32.5711</text:p>
              </table:table-cell>
              <table:table-cell office:value-type="float" office:value="65.3742">
                <text:p>65.3742</text:p>
              </table:table-cell>
              <table:table-cell office:value-type="float" office:value="5.51259">
                <text:p>5.51259</text:p>
              </table:table-cell>
            </table:table-row>
            <table:table-row>
              <table:table-cell office:value-type="string">
                <text:p>IWLS_2002_AIG/texas/mult32_sweep.aig</text:p>
              </table:table-cell>
              <table:table-cell office:value-type="float" office:value="0.036498">
                <text:p>0.036498</text:p>
              </table:table-cell>
              <table:table-cell office:value-type="float" office:value="32.3813">
                <text:p>32.3813</text:p>
              </table:table-cell>
              <table:table-cell office:value-type="float" office:value="65.254">
                <text:p>65.254</text:p>
              </table:table-cell>
              <table:table-cell office:value-type="float" office:value="5.63296">
                <text:p>5.63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svg:stroke-width="0.051cm" svg:stroke-color="#2c001e" draw:fill="solid" draw:fill-color="#ffffff"/>
      <style:text-properties fo:font-size="15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07cm" svg:height="16.753cm" xlink:href=".." xlink:type="simple" chart:class="chart:line" chart:style-name="ch1">
        <chart:title svg:x="10.996cm" svg:y="0.708cm" chart:style-name="ch2">
          <text:p>STA mode 1: with and without error-simulation</text:p>
        </chart:title>
        <chart:legend svg:x="0cm" svg:y="0cm" style:legend-expansion="custom" chartooo:width="5.261cm" chartooo:height="1.587cm" style:legend-expansion-aspect-ratio="3.31505986137366" chart:style-name="ch3"/>
        <chart:plot-area chart:style-name="ch4" table:cell-range-address="Sheet1.O4:Sheet1.O4 Sheet1.O6:Sheet1.O60 Sheet1.X4:Sheet1.X4 Sheet1.X6:Sheet1.X60" chart:data-source-has-labels="row" svg:x="1.705cm" svg:y="1.929cm" svg:width="32.308cm" svg:height="13.508cm">
          <chartooo:coordinate-region svg:x="2.512cm" svg:y="2.128cm" svg:width="31.314cm" svg:height="12.662cm"/>
          <chart:axis chart:dimension="x" chart:name="primary-x" chart:style-name="ch5">
            <chart:title svg:x="16.995cm" svg:y="15.772cm" chart:style-name="ch6">
              <text:p>benchmark</text:p>
            </chart:title>
          </chart:axis>
          <chart:axis chart:dimension="y" chart:name="primary-y" chart:style-name="ch5">
            <chart:title svg:x="0.451cm" svg:y="9.243cm" chart:style-name="ch7">
              <text:p>time [s]</text:p>
            </chart:title>
            <chart:grid chart:style-name="ch8" chart:class="major"/>
          </chart:axis>
          <chart:series chart:style-name="ch9" chart:values-cell-range-address="Sheet1.O6:Sheet1.O60" chart:label-cell-address="Sheet1.O4:Sheet1.O4" chart:class="chart:line">
            <chart:data-point chart:repeated="55"/>
          </chart:series>
          <chart:series chart:style-name="ch10" chart:values-cell-range-address="Sheet1.X6:Sheet1.X60" chart:label-cell-address="Sheet1.X4:Sheet1.X4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 [mode 1]</text:p>
                <draw:g>
                  <svg:desc>Sheet1.O4:Sheet1.O4</svg:desc>
                </draw:g>
              </table:table-cell>
              <table:table-cell office:value-type="string">
                <text:p>sta[1] no-err-sim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4062">
                <text:p>4.24062</text:p>
                <draw:g>
                  <svg:desc>Sheet1.O6:Sheet1.O60</svg:desc>
                </draw:g>
              </table:table-cell>
              <table:table-cell office:value-type="float" office:value="NaN">
                <text:p>NaN</text:p>
                <draw:g>
                  <svg:desc>Sheet1.X6:Sheet1.X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8773">
                <text:p>4.58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8602">
                <text:p>4.58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6063">
                <text:p>1.46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0982">
                <text:p>4.50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1689">
                <text:p>4.81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2701">
                <text:p>4.72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8531">
                <text:p>4.9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4544">
                <text:p>5.3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9831">
                <text:p>4.49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6735">
                <text:p>5.66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2183">
                <text:p>5.82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1175">
                <text:p>5.7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7787">
                <text:p>6.17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4902">
                <text:p>3.94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9223">
                <text:p>4.09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2422">
                <text:p>5.92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8942">
                <text:p>5.78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9707">
                <text:p>5.89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9174">
                <text:p>6.29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97554">
                <text:p>6.97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6247">
                <text:p>6.96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9167">
                <text:p>4.3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755">
                <text:p>4.2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1352">
                <text:p>4.7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1967">
                <text:p>4.4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2173">
                <text:p>40.2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3742">
                <text:p>65.3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.254">
                <text:p>65.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1.66415">
                <text:p>301.6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812cm" svg:height="21.306cm" xlink:href=".." xlink:type="simple" chart:class="chart:line" chart:style-name="ch1">
        <chart:title svg:x="13.023cm" svg:y="0.562cm" chart:style-name="ch2">
          <text:p>STA mode 1 with and without F-optimization</text:p>
        </chart:title>
        <chart:legend svg:x="0cm" svg:y="0cm" style:legend-expansion="custom" chartooo:width="3.065cm" chartooo:height="1.096cm" style:legend-expansion-aspect-ratio="2.79653284671533" chart:style-name="ch3"/>
        <chart:plot-area chart:style-name="ch4" table:cell-range-address="Sheet1.O4:Sheet1.O4 Sheet1.O6:Sheet1.O34 Sheet1.AA4:Sheet1.AA4 Sheet1.AA6:Sheet1.AA34" chart:data-source-has-labels="row" svg:x="1.707cm" svg:y="1.793cm" svg:width="32.409cm" svg:height="19.087cm">
          <chartooo:coordinate-region svg:x="2.328cm" svg:y="1.992cm" svg:width="31.602cm" svg:height="18.24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title svg:x="0.451cm" svg:y="11.896cm" chart:style-name="ch7">
              <text:p>time [s]</text:p>
            </chart:title>
            <chart:grid chart:style-name="ch6" chart:class="major"/>
          </chart:axis>
          <chart:series chart:style-name="ch8" chart:values-cell-range-address="Sheet1.O6:Sheet1.O34" chart:label-cell-address="Sheet1.O4:Sheet1.O4" chart:class="chart:line">
            <chart:data-point chart:repeated="29"/>
          </chart:series>
          <chart:series chart:style-name="ch9" chart:values-cell-range-address="Sheet1.AA6:Sheet1.AA34" chart:label-cell-address="Sheet1.AA4:Sheet1.AA4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 [mode 1]</text:p>
                <draw:g>
                  <svg:desc>Sheet1.O4:Sheet1.O4</svg:desc>
                </draw:g>
              </table:table-cell>
              <table:table-cell office:value-type="string">
                <text:p>sta[1] F-opt</text:p>
                <draw:g>
                  <svg:desc>Sheet1.AA4:Sheet1.A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4062">
                <text:p>4.24062</text:p>
                <draw:g>
                  <svg:desc>Sheet1.O6:Sheet1.O34</svg:desc>
                </draw:g>
              </table:table-cell>
              <table:table-cell office:value-type="float" office:value="4.37662">
                <text:p>4.37662</text:p>
                <draw:g>
                  <svg:desc>Sheet1.AA6:Sheet1.AA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8773">
                <text:p>4.58773</text:p>
              </table:table-cell>
              <table:table-cell office:value-type="float" office:value="5.41077">
                <text:p>5.41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8602">
                <text:p>4.58602</text:p>
              </table:table-cell>
              <table:table-cell office:value-type="float" office:value="4.08287">
                <text:p>4.08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6063">
                <text:p>1.46063</text:p>
              </table:table-cell>
              <table:table-cell office:value-type="float" office:value="1.53341">
                <text:p>1.53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0982">
                <text:p>4.50982</text:p>
              </table:table-cell>
              <table:table-cell office:value-type="float" office:value="4.21843">
                <text:p>4.21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1689">
                <text:p>4.81689</text:p>
              </table:table-cell>
              <table:table-cell office:value-type="float" office:value="4.7127">
                <text:p>4.7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2701">
                <text:p>4.72701</text:p>
              </table:table-cell>
              <table:table-cell office:value-type="float" office:value="5.34885">
                <text:p>5.34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8531">
                <text:p>4.98531</text:p>
              </table:table-cell>
              <table:table-cell office:value-type="float" office:value="4.83322">
                <text:p>4.83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4544">
                <text:p>5.34544</text:p>
              </table:table-cell>
              <table:table-cell office:value-type="float" office:value="5.04611">
                <text:p>5.04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9831">
                <text:p>4.49831</text:p>
              </table:table-cell>
              <table:table-cell office:value-type="float" office:value="5.16165">
                <text:p>5.16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6735">
                <text:p>5.66735</text:p>
              </table:table-cell>
              <table:table-cell office:value-type="float" office:value="54.1815">
                <text:p>54.1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2183">
                <text:p>5.82183</text:p>
              </table:table-cell>
              <table:table-cell office:value-type="float" office:value="5.833">
                <text:p>5.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1175">
                <text:p>5.71175</text:p>
              </table:table-cell>
              <table:table-cell office:value-type="float" office:value="5.88896">
                <text:p>5.88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7787">
                <text:p>6.17787</text:p>
              </table:table-cell>
              <table:table-cell office:value-type="float" office:value="5.7485">
                <text:p>5.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4902">
                <text:p>3.94902</text:p>
              </table:table-cell>
              <table:table-cell office:value-type="float" office:value="3.96849">
                <text:p>3.96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9223">
                <text:p>4.09223</text:p>
              </table:table-cell>
              <table:table-cell office:value-type="float" office:value="4.30158">
                <text:p>4.30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2422">
                <text:p>5.92422</text:p>
              </table:table-cell>
              <table:table-cell office:value-type="float" office:value="6.011">
                <text:p>6.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8942">
                <text:p>5.78942</text:p>
              </table:table-cell>
              <table:table-cell office:value-type="float" office:value="5.7926">
                <text:p>5.7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9707">
                <text:p>5.89707</text:p>
              </table:table-cell>
              <table:table-cell office:value-type="float" office:value="5.92133">
                <text:p>5.92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9174">
                <text:p>6.29174</text:p>
              </table:table-cell>
              <table:table-cell office:value-type="float" office:value="6.05892">
                <text:p>6.05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97554">
                <text:p>6.97554</text:p>
              </table:table-cell>
              <table:table-cell office:value-type="float" office:value="7.71354">
                <text:p>7.71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6247">
                <text:p>6.96247</text:p>
              </table:table-cell>
              <table:table-cell office:value-type="float" office:value="7.29664">
                <text:p>7.29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9167">
                <text:p>4.39167</text:p>
              </table:table-cell>
              <table:table-cell office:value-type="float" office:value="4.47131">
                <text:p>4.47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755">
                <text:p>4.2755</text:p>
              </table:table-cell>
              <table:table-cell office:value-type="float" office:value="4.8099">
                <text:p>4.8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1352">
                <text:p>4.71352</text:p>
              </table:table-cell>
              <table:table-cell office:value-type="float" office:value="4.62767">
                <text:p>4.62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1967">
                <text:p>4.41967</text:p>
              </table:table-cell>
              <table:table-cell office:value-type="float" office:value="4.78578">
                <text:p>4.78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2173">
                <text:p>40.2173</text:p>
              </table:table-cell>
              <table:table-cell office:value-type="float" office:value="39.907">
                <text:p>39.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3742">
                <text:p>65.3742</text:p>
              </table:table-cell>
              <table:table-cell office:value-type="float" office:value="61.6308">
                <text:p>61.6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.254">
                <text:p>65.254</text:p>
              </table:table-cell>
              <table:table-cell office:value-type="float" office:value="61.6329">
                <text:p>61.63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